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width="true" fo:min-height="0.164cm" fo:min-width="0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-width="0.217cm" draw:marker-start-center="false" draw:marker-end-width="0.217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scale="100%" style:font-relief="none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0.773cm" svg:height="0.662cm" svg:x="9.738cm" svg:y="13.543cm">
          <draw:text-box>
            <text:p text:style-name="P1"><text:span text:style-name="T1">D</text:span></text:p>
          </draw:text-box>
        </draw:frame>
        <draw:line draw:style-name="gr2" draw:text-style-name="P3" draw:layer="layout" svg:x1="12.941cm" svg:y1="15.665cm" svg:x2="8.17cm" svg:y2="15.243cm">
          <text:p/>
        </draw:line>
        <draw:line draw:style-name="gr2" draw:text-style-name="P3" draw:layer="layout" svg:x1="8.17cm" svg:y1="15.243cm" svg:x2="10.07cm" svg:y2="14.1cm">
          <text:p/>
        </draw:line>
        <draw:line draw:style-name="gr2" draw:text-style-name="P3" draw:layer="layout" svg:x1="10.07cm" svg:y1="14.1cm" svg:x2="12.942cm" svg:y2="15.665cm">
          <text:p/>
        </draw:line>
        <draw:frame draw:style-name="gr1" draw:text-style-name="P2" draw:layer="layout" svg:width="0.705cm" svg:height="0.662cm" svg:x="12.951cm" svg:y="15.563cm">
          <draw:text-box>
            <text:p text:style-name="P1"><text:span text:style-name="T1">F</text:span></text:p>
          </draw:text-box>
        </draw:frame>
        <draw:frame draw:style-name="gr1" draw:text-style-name="P2" draw:layer="layout" svg:width="0.722cm" svg:height="0.662cm" svg:x="7.654cm" svg:y="14.799cm">
          <draw:text-box>
            <text:p text:style-name="P1"><text:span text:style-name="T1">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N </meta:initial-creator>
    <meta:creation-date>2018-06-14T15:03:54.126839162</meta:creation-date>
    <dc:date>2018-06-14T15:04:51.642467048</dc:date>
    <dc:creator>BN </dc:creator>
    <meta:editing-duration>PT21S</meta:editing-duration>
    <meta:editing-cycles>2</meta:editing-cycles>
    <meta:generator>LibreOffice/4.3.3.2$Linux_X86_64 LibreOffice_project/430m0$Build-2</meta:generator>
    <meta:document-statistic meta:object-count="6"/>
  </office:meta>
</office:document-meta>
</file>